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style:page-number="auto"/>
      <style:text-properties style:font-name="Georgia"/>
    </style:style>
    <style:style style:name="P2" style:family="paragraph" style:parent-style-name="Standard">
      <style:paragraph-properties fo:margin-top="0in" fo:margin-bottom="0in" style:contextual-spacing="false"/>
      <style:text-properties style:font-name="Georgia"/>
    </style:style>
    <style:style style:name="T1" style:family="text">
      <style:text-properties officeooo:rsid="00084dc9"/>
    </style:style>
    <style:style style:name="T2" style:family="text">
      <style:text-properties officeooo:rsid="000890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train was running late. It always ran late on the weekends. Most of the days, the train was on time. But the weekends, it was never expected to be on time. The townspeople knew this, they got use to it.</text:span></text:p>
      <text:p text:style-name="P2"/>
      <text:p text:style-name="P2"><text:span text:style-name="T1">Timmy looked down at his watch. Three hours had passed since he had arrived at the station. Three hours and he was no better off then when he had arrived.</text:span></text:p>
      <text:p text:style-name="P2"/>
      <text:p text:style-name="P2"><text:span text:style-name="T1">Expecting a train to take him out of the town, Timmy anticipated an hour wait at most. He had been new to the town, found most of the townspeople to be friendly with a few bad apples mixed in. It was a typical town.</text:span></text:p>
      <text:p text:style-name="P2"/>
      <text:p text:style-name="P2"><text:span text:style-name="T1">Sighing, Timmy sat back down on a bench and read the morning newspaper. There were stories of people dying, murders had grown in the outlying areas. It was only a matter of time before the town would really feel it.</text:span></text:p>
      <text:p text:style-name="P2"/>
      <text:p text:style-name="P2">“<text:span text:style-name="T1">Hey son.” An older gentleman said. “You look nervous, you okay?”</text:span></text:p>
      <text:p text:style-name="P2"/>
      <text:p text:style-name="P2"><text:span text:style-name="T1">Timmy looked to the older man. Was he okay? What an odd question to ask someone you just met. He shrugged. “Dunno pops. Just waiting for the damn train to come, ya know?” He looked back to the newspaper in an attempt to avoid the old man.</text:span></text:p>
      <text:p text:style-name="P2"/>
      <text:p text:style-name="P2">“<text:span text:style-name="T2">Well, good luck with that.” The man stood up and left.</text:span></text:p>
      <text:p text:style-name="P2"/>
      <text:p text:style-name="P2"><text:soft-page-break/><text:span text:style-name="T2">Timmy watched him go. Strange old duck talking about nothing. Sheesh. Whatever. Might as well catch a bus.</text:span></text:p>
      <text:p text:style-name="P2"/>
      <text:p text:style-name="P2"><text:span text:style-name="T2">That's when it struck him. If the train wouldn't get here on time, surely the bus would take care of him.</text:span></text:p>
      <text:p text:style-name="P2"/>
      <text:p text:style-name="P2"><text:span text:style-name="T2">Gathering his belongings, Timmy left the train s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5-27T16:55:48.278057382</dc:date>
    <meta:editing-cycles>5</meta:editing-cycles>
    <meta:editing-duration>PT3M28S</meta:editing-duration>
    <meta:generator>LibreOffice/4.2.8.2$Linux_X86_64 LibreOffice_project/420m0$Build-2</meta:generator>
    <meta:document-statistic meta:table-count="0" meta:image-count="0" meta:object-count="0" meta:page-count="2" meta:paragraph-count="10" meta:word-count="271" meta:character-count="1414" meta:non-whitespace-character-count="1153"/>
    <meta:template xlink:type="simple" xlink:actuate="onRequest" xlink:title="Normal.dotm" xlink:href=""/>
  </office:meta>
</office:document-meta>
</file>